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0a6" officeooo:paragraph-rsid="000580a6"/>
    </style:style>
    <style:style style:name="P2" style:family="paragraph" style:parent-style-name="Standard">
      <style:paragraph-properties fo:text-align="center" style:justify-single-word="false"/>
      <style:text-properties style:font-name="Malgun Gothic" fo:font-size="14pt" officeooo:rsid="000580a6" officeooo:paragraph-rsid="000580a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Malgun Gothic" fo:font-size="14pt" officeooo:rsid="000580a6" officeooo:paragraph-rsid="000580a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Malgun Gothic" fo:font-size="14pt" officeooo:rsid="000580a6" officeooo:paragraph-rsid="0006350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Malgun Gothic" fo:font-size="14pt" officeooo:rsid="000580a6" officeooo:paragraph-rsid="0007bc1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Malgun Gothic" fo:font-size="14pt" officeooo:rsid="000580a6" officeooo:paragraph-rsid="0008a51a" style:font-size-asian="14pt" style:font-size-complex="14pt"/>
    </style:style>
    <style:style style:name="T1" style:family="text">
      <style:text-properties officeooo:rsid="00058814"/>
    </style:style>
    <style:style style:name="T2" style:family="text">
      <style:text-properties officeooo:rsid="00063502"/>
    </style:style>
    <style:style style:name="T3" style:family="text">
      <style:text-properties officeooo:rsid="0007bc1e"/>
    </style:style>
    <style:style style:name="T4" style:family="text">
      <style:text-properties officeooo:rsid="0008a5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AHIER DES CHARGES</text:p>
      <text:p text:style-name="P2"/>
      <text:p text:style-name="P3">- <text:span text:style-name="T1">Créer une page de connexion pour séparer clients des admins</text:span></text:p>
      <text:p text:style-name="P3"><text:tab/>- <text:span text:style-name="T1">Pouvoir Créer un compte</text:span></text:p>
      <text:p text:style-name="P3"><text:tab/>- <text:span text:style-name="T1">Gérer les mots de passes oubliés</text:span></text:p>
      <text:p text:style-name="P3"><text:tab/>- <text:span text:style-name="T1">Avoir une base de données contenant tout les logs</text:span></text:p>
      <text:p text:style-name="P3"/>
      <text:p text:style-name="P3">- <text:span text:style-name="T2">Les clients peuvent réserver des ouvrages depuis le site</text:span></text:p>
      <text:p text:style-name="P4"><text:tab/>- <text:span text:style-name="T2">Stocker tout les livres dans une base de données</text:span></text:p>
      <text:p text:style-name="P4"><text:span text:style-name="T2"><text:tab/>- Séparer les livres dans plusieurs catégories (BD ou Manga, <text:tab/>Disponible ou <text:tab/>non, Auteur, Date de parution, Numéro du tome, <text:tab/>Genre …)</text:span></text:p>
      <text:p text:style-name="P4"><text:span text:style-name="T2"><text:tab/>- La page web doit communiquer avec la Base de données</text:span></text:p>
      <text:p text:style-name="P4"><text:tab/>- <text:span text:style-name="T3">Séparer les commandes en ligne ou non</text:span></text:p>
      <text:p text:style-name="P4"/>
      <text:p text:style-name="P5">- <text:span text:style-name="T3">L’affichage des entrées et sorties doit etre en temps réels</text:span></text:p>
      <text:p text:style-name="P6"><text:tab/>- <text:span text:style-name="T3">Mettre a jour la page web le plus souvent possible</text:span></text:p>
      <text:p text:style-name="P6"/>
      <text:p text:style-name="P6">- <text:span text:style-name="T4">Créer un systeme automatique de relance par mail</text:span></text:p>
      <text:p text:style-name="P6"><text:tab/>- <text:span text:style-name="T4">Définir une durée limite d’emprunt</text:span></text:p>
      <text:p text:style-name="P6"><text:tab/>- <text:span text:style-name="T4">Calculer le temps écoulé depuis la reservation</text:span></text:p>
      <text:p text:style-name="P6"><text:tab/>- <text:span text:style-name="T4">Envoyer un mail de manière automatisé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2:48:30.133000000</meta:creation-date>
    <dc:date>2020-02-13T13:28:48.281000000</dc:date>
    <meta:editing-duration>PT9M57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6" meta:word-count="149" meta:character-count="821" meta:non-whitespace-character-count="674"/>
  </office:meta>
</office:document-meta>
</file>